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759a" officeooo:paragraph-rsid="000d759a"/>
    </style:style>
    <style:style style:name="P2" style:family="paragraph">
      <style:paragraph-properties fo:text-align="center"/>
    </style:style>
    <style:style style:name="gr1" style:family="graphic">
      <style:graphic-properties draw:stroke="solid" svg:stroke-width="0.51pt" svg:stroke-color="#000000" svg:stroke-opacity="0%" draw:stroke-linejoin="miter" draw:fill-color="#00cc00" draw:opacity="0%" draw:textarea-horizontal-align="center" draw:textarea-vertical-align="middle" fo:padding-top="0.26pt" fo:padding-bottom="0.26pt" fo:padding-left="0.26pt" fo:padding-right="0.26pt" draw:shadow="visible" draw:shadow-offset-x="0pt" draw:shadow-offset-y="0pt"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draw:stroke-dash="Dashed_20__28_var_29__20_4" svg:stroke-width="0.51pt" svg:stroke-color="#000000" svg:stroke-opacity="75%" draw:stroke-linejoin="round" svg:stroke-linecap="butt" draw:textarea-horizontal-align="center" draw:textarea-vertical-align="middle" fo:padding-top="0.26pt" fo:padding-bottom="0.26pt" fo:padding-left="0.26pt" fo:padding-right="0.26pt"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polygon text:anchor-type="page" text:anchor-page-number="0" draw:z-index="0" draw:name="turtle" draw:style-name="gr1" draw:text-style-name="P2" drawooo:display="printer" svg:width="0pt" svg:height="0pt" svg:x="344.61pt" svg:y="373.49pt" svg:viewBox="0 0 0 0" draw:points="0,0">
        <text:p/>
      </draw:polygon>
      <draw:polyline text:anchor-type="page" text:anchor-page-number="0" draw:z-index="1" draw:name="actual" draw:style-name="gr2" draw:text-style-name="P2" svg:width="99.98pt" svg:height="99.98pt" svg:x="297.44pt" svg:y="320.71pt" svg:viewBox="0 0 3528 3528" draw:points="0,3528 3528,3528 3528,0 176,0 176,3351 3360,3351 3360,168 335,168 335,3193 3209,3193 3209,319 478,319 478,3050 3071,3050 3071,457 607,457 607,2921 2947,2921 2947,580 725,580 725,2803 2836,2803 2836,691 829,691 829,2699 2736,2699 2736,792 924,792 924,2604 2644,2604 2644,884 1009,884 1009,2519 2561,2519 2561,967 1087,967 1087,2441 2487,2441 2487,1041 1155,1041 1155,2372 2420,2372 2420,1108 1219,1108 1219,2309 2360,2309 2360,1168 1275,1168 1275,2252 2305,2252 2305,1222 1326,1222 1326,2201 2256,2201 2256,1272 1372,1272 1372,2155 2212,2155 2212,1316 1415,1316 1415,2113 2171,2113 2171,1356 1452,1356 1452,2076 2134,2076 2134,1393 1485,1393 1485,2043 2103,2043 2103,1425 1517,1425 1517,2011 2074,2011 2074,1453 1545,1453 1545,1983 2048,1983 2048,1480 1570,1480 1570,1958 2023,1958 2023,1505 1593,1505 1593,1935 2002,1935 2002,1526 1614,1526 1614,1914 1983,1914 1983,1545 1632,1545 1632,1896 1965,1896 1965,1563 1649,1563 1649,1879 1951,1879 1951,1577 1665,1577 1665,1863">
        <text:p/>
      </draw:polyline>
      <text:p text:style-name="P1">CLEARSCREEN</text:p>
      <text:p text:style-name="P1">HOME</text:p>
      <text:p text:style-name="P1">HIDETURTLE</text:p>
      <text:p text:style-name="P1">L = 100</text:p>
      <text:p text:style-name="P1"/>
      <text:p text:style-name="P1">HEADING 90</text:p>
      <text:p text:style-name="P1">REPEAT 50 [</text:p>
      <text:p text:style-name="P1"><text:tab/>FORWARD L</text:p>
      <text:p text:style-name="P1"><text:tab/>LEFT 90</text:p>
      <text:p text:style-name="P1"><text:tab/>FORWARD L</text:p>
      <text:p text:style-name="P1"><text:tab/>LEFT 90</text:p>
      <text:p text:style-name="P1"><text:tab/>L = L *19/20</text:p>
      <text:p text:style-name="P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_20_4" draw:display-name="Dashed (var) 4" draw:style="rect" draw:dots1="1" draw:distance="0pt"/>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5T16:18:38.146530914</meta:creation-date>
    <dc:date>2016-08-05T16:30:54.057675460</dc:date>
    <meta:editing-duration>P0D</meta:editing-duration>
    <meta:editing-cycles>1</meta:editing-cycles>
    <meta:document-statistic meta:table-count="0" meta:image-count="0" meta:object-count="0" meta:page-count="1" meta:paragraph-count="12" meta:word-count="24" meta:character-count="103" meta:non-whitespace-character-count="86"/>
    <meta:generator>LibreOffice/4.2.8.2$Linux_x86 LibreOffice_project/420m0$Build-2</meta:generator>
  </office:meta>
</office:document-meta>
</file>